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5.748cm"/>
    </style:style>
    <style:style style:name="gr2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0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5.1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11cm" fo:min-width="4.2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3.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.9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606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fo:font-weight="bold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48cm" svg:height="3.569cm" svg:x="2.931cm" svg:y="1.126cm">
          <draw:text-box>
            <text:p text:style-name="P1"><text:span text:style-name="T1">id: INT</text:span></text:p>
            <text:p text:style-name="P1"><text:span text:style-name="T1">datum_otvaranja: DATETIME</text:span></text:p>
            <text:p text:style-name="P1"><text:span text:style-name="T1">datum_zatvaranja: DATETIME</text:span></text:p>
            <text:p text:style-name="P1"><text:span text:style-name="T1">naziv: VARCHAR</text:span></text:p>
            <text:p text:style-name="P1"><text:span text:style-name="T1">opis: VARCHAR</text:span></text:p>
            <text:p text:style-name="P1"><text:span text:style-name="T1">aktivna:TINYINT</text:span></text:p>
            <text:p text:style-name="P1"><text:span text:style-name="T1"/></text:p>
          </draw:text-box>
        </draw:frame>
        <draw:path draw:style-name="gr2" draw:text-style-name="P2" draw:layer="layout" svg:width="6.565cm" svg:height="3.117cm" svg:x="2.613cm" svg:y="1.138cm" svg:viewBox="0 0 6566 3118" svg:d="m0 3c0 858 0 1714 0 2571 0 271 546 544 1093 544 1460 0 2918 0 4378 0 547 0 1095-273 1095-544 0-857 0-1713 0-2571 0-7-6564 0-6566 0z">
          <text:p/>
        </draw:path>
        <draw:path draw:style-name="gr3" draw:text-style-name="P4" draw:layer="layout" svg:width="6.566cm" svg:height="0.726cm" svg:x="2.612cm" svg:y="0.414cm" svg:viewBox="0 0 6567 727" svg:d="m6567 727c0-363-548-727-1095-727-1460 0-2919 0-4379 0-547 0-1093 364-1093 727z">
          <text:p text:style-name="P3"><text:span text:style-name="T2">anketa</text:span></text:p>
        </draw:path>
        <draw:frame draw:style-name="gr4" draw:text-style-name="P5" draw:layer="layout" svg:width="0.286cm" svg:height="0.281cm" svg:x="2.738cm" svg:y="1.16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5cm" svg:height="0.281cm" svg:x="2.751cm" svg:y="1.791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751cm" svg:y="2.07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751cm" svg:y="2.446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1cm" svg:x="2.751cm" svg:y="2.91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751cm" svg:y="3.381cm">
          <draw:image xlink:href="Pictures/100002010000001000000010B17B76B9.png" xlink:type="simple" xlink:show="embed" xlink:actuate="onLoad">
            <text:p/>
          </draw:image>
        </draw:frame>
        <draw:frame draw:style-name="gr5" draw:text-style-name="P1" draw:layer="layout" svg:width="3.677cm" svg:height="2.147cm" svg:x="11.179cm" svg:y="7.669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anketa:INT</text:span></text:p>
            <text:p text:style-name="P1"><text:span text:style-name="T1">tekst: VARCHAR</text:span></text:p>
          </draw:text-box>
        </draw:frame>
        <draw:path draw:style-name="gr2" draw:text-style-name="P2" draw:layer="layout" svg:width="3.687cm" svg:height="2.136cm" svg:x="10.996cm" svg:y="7.681cm" svg:viewBox="0 0 3688 2137" svg:d="m0 2c0 588 0 1175 0 1762 0 186 307 373 614 373 820 0 1638 0 2459 0 307 0 615-187 615-373 0-587 0-1174 0-1762 0-5-3687 0-3688 0z">
          <text:p/>
        </draw:path>
        <draw:path draw:style-name="gr3" draw:text-style-name="P4" draw:layer="layout" svg:width="3.688cm" svg:height="0.726cm" svg:x="10.995cm" svg:y="6.958cm" svg:viewBox="0 0 3689 727" svg:d="m3689 727c0-363-308-727-615-727-821 0-1640 0-2460 0-307 0-614 364-614 727z">
          <text:p text:style-name="P3"><text:span text:style-name="T2">pitanje</text:span></text:p>
        </draw:path>
        <draw:frame draw:style-name="gr4" draw:text-style-name="P5" draw:layer="layout" svg:width="0.286cm" svg:height="0.281cm" svg:x="11.121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1.133cm" svg:y="9.376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11.121cm" svg:y="8.35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1" draw:layer="layout" svg:width="5.942cm" svg:height="3.095cm" svg:x="17.693cm" svg:y="7.67cm">
          <draw:text-box>
            <text:p text:style-name="P1"><text:span text:style-name="T1">id: INT</text:span></text:p>
            <text:p text:style-name="P1"><text:span text:style-name="T1">tip: VARCHAR</text:span></text:p>
            <text:p text:style-name="P1"><text:span text:style-name="T1">postoji_izbor: ENUM('Y','N')</text:span></text:p>
            <text:p text:style-name="P1"><text:span text:style-name="T1">tabela_odgovora: VARCHAR</text:span></text:p>
            <text:p text:style-name="P1"><text:span text:style-name="T1"/></text:p>
            <text:p text:style-name="P1"><text:span text:style-name="T1"/></text:p>
          </draw:text-box>
        </draw:frame>
        <draw:path draw:style-name="gr2" draw:text-style-name="P2" draw:layer="layout" svg:width="5.96cm" svg:height="2.585cm" svg:x="17.464cm" svg:y="7.681cm" svg:viewBox="0 0 5961 2586" svg:d="m0 2c0 712 0 1422 0 2133 0 225 496 451 992 451 1326 0 2649 0 3975 0 496 0 994-226 994-451 0-711 0-1421 0-2133 0-5-5959 0-5961 0z">
          <text:p/>
        </draw:path>
        <draw:path draw:style-name="gr3" draw:text-style-name="P4" draw:layer="layout" svg:width="5.961cm" svg:height="0.726cm" svg:x="17.463cm" svg:y="6.958cm" svg:viewBox="0 0 5962 727" svg:d="m5962 727c0-363-498-727-994-727-1326 0-2650 0-3976 0-496 0-992 364-992 727z">
          <text:p text:style-name="P3"><text:span text:style-name="T2">tip_pitanja</text:span></text:p>
        </draw:path>
        <draw:frame draw:style-name="gr4" draw:text-style-name="P5" draw:layer="layout" svg:width="0.286cm" svg:height="0.281cm" svg:x="17.589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7.601cm" svg:y="8.33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8.80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9.176cm">
          <draw:image xlink:href="Pictures/100002010000001000000010B17B76B9.png" xlink:type="simple" xlink:show="embed" xlink:actuate="onLoad">
            <text:p/>
          </draw:image>
        </draw:frame>
        <draw:frame draw:style-name="gr7" draw:text-style-name="P1" draw:layer="layout" svg:width="5.002cm" svg:height="4.043cm" svg:x="3.161cm" svg:y="7.064cm">
          <draw:text-box>
            <text:p text:style-name="P1"><text:span text:style-name="T1">id: INT</text:span></text:p>
            <text:p text:style-name="P1"><text:span text:style-name="T1">vrijeme: DATETIME</text:span></text:p>
            <text:p text:style-name="P1"><text:span text:style-name="T1">anketa: INT</text:span></text:p>
            <text:p text:style-name="P1"><text:span text:style-name="T1">zavrsena: ENUM('Y','N')</text:span></text:p>
            <text:p text:style-name="P1"><text:span text:style-name="T1">predmet: INT</text:span></text:p>
            <text:p text:style-name="P1"><text:span text:style-name="T1">unique_id:VARCHAR</text:span></text:p>
            <text:p text:style-name="P1"><text:span text:style-name="T1">ak_god:INT</text:span></text:p>
            <text:p text:style-name="P1"><text:span text:style-name="T1"/></text:p>
          </draw:text-box>
        </draw:frame>
        <draw:path draw:style-name="gr2" draw:text-style-name="P2" draw:layer="layout" svg:width="4.749cm" svg:height="3.449cm" svg:x="2.933cm" svg:y="7.075cm" svg:viewBox="0 0 4750 3450" svg:d="m0 3c0 858 0 1714 0 2571 0 271 219 876 615 876 1056 0 2111 0 3167 0 396 0 968-605 968-876 0-857 0-1713 0-2571 0-7-4748 0-4750 0">
          <text:p/>
        </draw:path>
        <draw:path draw:style-name="gr3" draw:text-style-name="P4" draw:layer="layout" svg:width="4.75cm" svg:height="0.726cm" svg:x="2.932cm" svg:y="6.351cm" svg:viewBox="0 0 4751 727" svg:d="m4751 727c0-363-396-727-792-727-1057 0-2112 0-3168 0-396 0-791 364-791 727z">
          <text:p text:style-name="P3"><text:span text:style-name="T2">rezultati</text:span></text:p>
        </draw:path>
        <draw:frame draw:style-name="gr4" draw:text-style-name="P5" draw:layer="layout" svg:width="0.286cm" svg:height="0.28cm" svg:x="3.057cm" svg:y="7.294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3.07cm" svg:y="7.728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8.57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9.50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3.058cm" svg:y="8.212cm">
          <draw:image xlink:href="Pictures/100002010000001000000010F520EFBD.png" xlink:type="simple" xlink:show="embed" xlink:actuate="onLoad">
            <text:p/>
          </draw:image>
        </draw:frame>
        <draw:frame draw:style-name="gr4" draw:text-style-name="P5" draw:layer="layout" svg:width="0.27cm" svg:height="0.281cm" svg:x="3.059cm" svg:y="9.053cm">
          <draw:image xlink:href="Pictures/100002010000001000000010F520EFBD.png" xlink:type="simple" xlink:show="embed" xlink:actuate="onLoad">
            <text:p/>
          </draw:image>
        </draw:frame>
        <draw:frame draw:style-name="gr8" draw:text-style-name="P1" draw:layer="layout" svg:width="3.694cm" svg:height="2.003cm" svg:x="18.369cm" svg:y="14.201cm">
          <draw:text-box>
            <text:p text:style-name="P1"><text:span text:style-name="T1">id: INT</text:span></text:p>
            <text:p text:style-name="P1"><text:span text:style-name="T1">pitanje: INT</text:span></text:p>
            <text:p text:style-name="P1"><text:span text:style-name="T1">izbor: VARCHAR</text:span></text:p>
          </draw:text-box>
        </draw:frame>
        <draw:path draw:style-name="gr2" draw:text-style-name="P2" draw:layer="layout" svg:width="3.687cm" svg:height="1.991cm" svg:x="18.14cm" svg:y="14.212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18.139cm" svg:y="13.489cm" svg:viewBox="0 0 3689 727" svg:d="m3689 727c0-363-308-727-615-727-821 0-1640 0-2460 0-307 0-614 364-614 727z">
          <text:p text:style-name="P3"><text:span text:style-name="T2">izbor_pitanje</text:span></text:p>
        </draw:path>
        <draw:frame draw:style-name="gr4" draw:text-style-name="P5" draw:layer="layout" svg:width="0.286cm" svg:height="0.281cm" svg:x="18.265cm" svg:y="14.43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8.277cm" svg:y="15.33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69cm" svg:height="0.28cm" svg:x="18.265cm" svg:y="14.882cm">
          <draw:image xlink:href="Pictures/100002010000001000000010F520EFBD.png" xlink:type="simple" xlink:show="embed" xlink:actuate="onLoad">
            <text:p/>
          </draw:image>
        </draw:frame>
        <draw:frame draw:style-name="gr9" draw:text-style-name="P1" draw:layer="layout" svg:width="3.459cm" svg:height="2.301cm" svg:x="6.359cm" svg:y="14.3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izbor: INT</text:span></text:p>
          </draw:text-box>
        </draw:frame>
        <draw:path draw:style-name="gr2" draw:text-style-name="P2" draw:layer="layout" svg:width="3.687cm" svg:height="1.991cm" svg:x="6.13cm" svg:y="14.323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6.129cm" svg:y="13.599cm" svg:viewBox="0 0 3689 727" svg:d="m3689 727c0-363-308-727-615-727-821 0-1640 0-2460 0-307 0-614 364-614 727z">
          <text:p text:style-name="P3"><text:span text:style-name="T2">odgovor_rank</text:span></text:p>
        </draw:path>
        <draw:frame draw:style-name="gr4" draw:text-style-name="P5" draw:layer="layout" svg:width="0.286cm" svg:height="0.281cm" svg:x="6.255cm" svg:y="14.5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68cm" svg:y="15.35cm">
          <draw:image xlink:href="Pictures/100002010000001000000010B17B76B9.png" xlink:type="simple" xlink:show="embed" xlink:actuate="onLoad">
            <text:p/>
          </draw:image>
        </draw:frame>
        <draw:frame draw:style-name="gr10" draw:text-style-name="P1" draw:layer="layout" svg:width="4.308cm" svg:height="2.147cm" svg:x="1.161cm" svg:y="14.3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odgovor: VARCHAR</text:span></text:p>
            <text:p text:style-name="P1"><text:span text:style-name="T1"/></text:p>
          </draw:text-box>
        </draw:frame>
        <draw:path draw:style-name="gr2" draw:text-style-name="P2" draw:layer="layout" svg:width="4.291cm" svg:height="1.991cm" svg:x="0.932cm" svg:y="14.323cm" svg:viewBox="0 0 4292 1992" svg:d="m0 2c0 548 0 1094 0 1642 0 173 357 348 714 348 955 0 1908 0 2862 0 358 0 716-175 716-348 0-548 0-1094 0-1642 0-4-4291 0-4292 0z">
          <text:p/>
        </draw:path>
        <draw:path draw:style-name="gr3" draw:text-style-name="P4" draw:layer="layout" svg:width="4.292cm" svg:height="0.726cm" svg:x="0.931cm" svg:y="13.599cm" svg:viewBox="0 0 4293 727" svg:d="m4293 727c0-363-358-727-716-727-955 0-1908 0-2863 0-357 0-714 364-714 727z">
          <text:p text:style-name="P3"><text:span text:style-name="T2">odgovor_tekst</text:span></text:p>
        </draw:path>
        <draw:frame draw:style-name="gr4" draw:text-style-name="P5" draw:layer="layout" svg:width="0.286cm" svg:height="0.281cm" svg:x="1.057cm" svg:y="14.5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.069cm" svg:y="15.444cm">
          <draw:image xlink:href="Pictures/100002010000001000000010B17B76B9.png" xlink:type="simple" xlink:show="embed" xlink:actuate="onLoad">
            <text:p/>
          </draw:image>
        </draw:frame>
        <draw:line draw:style-name="gr11" draw:text-style-name="P5" draw:layer="layout" svg:x1="12.879cm" svg:y1="6.268cm" svg:x2="12.62cm" svg:y2="6.957cm">
          <text:p/>
        </draw:line>
        <draw:line draw:style-name="gr11" draw:text-style-name="P5" draw:layer="layout" svg:x1="12.892cm" svg:y1="6.275cm" svg:x2="13.17cm" svg:y2="6.906cm">
          <text:p/>
        </draw:line>
        <draw:ellipse draw:style-name="gr12" draw:text-style-name="P5" draw:layer="layout" svg:width="0.248cm" svg:height="0.181cm" svg:x="12.743cm" svg:y="6.33cm">
          <text:p/>
        </draw:ellipse>
        <draw:frame draw:style-name="gr13" draw:text-style-name="P6" draw:layer="layout" svg:width="1.78cm" svg:height="0.725cm" svg:x="4.042cm" svg:y="5.057cm">
          <draw:text-box>
            <text:p><text:span text:style-name="T3">anketa</text:span></text:p>
          </draw:text-box>
        </draw:frame>
        <draw:g>
          <draw:line draw:style-name="gr11" draw:text-style-name="P5" draw:layer="layout" svg:x1="3.903cm" svg:y1="5.717cm" svg:x2="3.637cm" svg:y2="6.148cm">
            <text:p/>
          </draw:line>
          <draw:line draw:style-name="gr11" draw:text-style-name="P5" draw:layer="layout" svg:x1="3.916cm" svg:y1="5.721cm" svg:x2="4.188cm" svg:y2="6.124cm">
            <text:p/>
          </draw:line>
          <draw:line draw:style-name="gr11" draw:text-style-name="P5" draw:layer="layout" svg:x1="3.947cm" svg:y1="4.277cm" svg:x2="3.912cm" svg:y2="6.125cm">
            <text:p/>
          </draw:line>
        </draw:g>
        <draw:ellipse draw:style-name="gr12" draw:text-style-name="P5" draw:layer="layout" svg:width="0.248cm" svg:height="0.18cm" svg:x="3.774cm" svg:y="5.694cm">
          <text:p/>
        </draw:ellipse>
        <draw:line draw:style-name="gr11" draw:text-style-name="P5" draw:layer="layout" svg:x1="3.637cm" svg:y1="4.37cm" svg:x2="4.242cm" svg:y2="4.37cm">
          <text:p/>
        </draw:line>
        <draw:line draw:style-name="gr11" draw:text-style-name="P5" draw:layer="layout" svg:x1="3.638cm" svg:y1="4.464cm" svg:x2="4.243cm" svg:y2="4.464cm">
          <text:p/>
        </draw:line>
        <draw:frame draw:style-name="gr14" draw:text-style-name="P6" draw:layer="layout" svg:width="0.832cm" svg:height="0.725cm" svg:x="4.042cm" svg:y="4.217cm">
          <draw:text-box>
            <text:p><text:span text:style-name="T3">id</text:span></text:p>
          </draw:text-box>
        </draw:frame>
        <draw:frame draw:style-name="gr15" draw:text-style-name="P6" draw:layer="layout" svg:width="1.891cm" svg:height="0.796cm" svg:x="4.043cm" svg:y="12.499cm">
          <draw:text-box>
            <text:p><text:span text:style-name="T3">rezultat</text:span></text:p>
          </draw:text-box>
        </draw:frame>
        <draw:g>
          <draw:line draw:style-name="gr11" draw:text-style-name="P5" draw:layer="layout" svg:x1="3.904cm" svg:y1="12.958cm" svg:x2="3.638cm" svg:y2="13.687cm">
            <text:p/>
          </draw:line>
          <draw:line draw:style-name="gr11" draw:text-style-name="P5" draw:layer="layout" svg:x1="3.917cm" svg:y1="12.965cm" svg:x2="4.189cm" svg:y2="13.645cm">
            <text:p/>
          </draw:line>
          <draw:line draw:style-name="gr11" draw:text-style-name="P5" draw:layer="layout" svg:x1="3.948cm" svg:y1="10.525cm" svg:x2="3.913cm" svg:y2="13.647cm">
            <text:p/>
          </draw:line>
        </draw:g>
        <draw:ellipse draw:style-name="gr12" draw:text-style-name="P5" draw:layer="layout" svg:width="0.248cm" svg:height="0.212cm" svg:x="3.775cm" svg:y="12.848cm">
          <text:p/>
        </draw:ellipse>
        <draw:line draw:style-name="gr11" draw:text-style-name="P5" draw:layer="layout" svg:x1="3.638cm" svg:y1="11.037cm" svg:x2="4.243cm" svg:y2="11.037cm">
          <text:p/>
        </draw:line>
        <draw:line draw:style-name="gr11" draw:text-style-name="P5" draw:layer="layout" svg:x1="3.639cm" svg:y1="11.146cm" svg:x2="4.244cm" svg:y2="11.146cm">
          <text:p/>
        </draw:line>
        <draw:frame draw:style-name="gr4" draw:text-style-name="P5" draw:layer="layout" svg:width="0.286cm" svg:height="0.281cm" svg:x="1.057cm" svg:y="14.915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55cm" svg:y="14.915cm">
          <draw:image xlink:href="Pictures/100002010000001000000010384D0A63.png" xlink:type="simple" xlink:show="embed" xlink:actuate="onLoad">
            <text:p/>
          </draw:image>
        </draw:frame>
        <draw:frame draw:style-name="gr16" draw:text-style-name="P6" draw:layer="layout" svg:width="1.891cm" svg:height="0.796cm" svg:x="7.188cm" svg:y="12.499cm">
          <draw:text-box>
            <text:p><text:span text:style-name="T3">rezultat</text:span></text:p>
          </draw:text-box>
        </draw:frame>
        <draw:g>
          <draw:line draw:style-name="gr11" draw:text-style-name="P5" draw:layer="layout" svg:x1="7.05cm" svg:y1="12.958cm" svg:x2="6.784cm" svg:y2="13.687cm">
            <text:p/>
          </draw:line>
          <draw:line draw:style-name="gr11" draw:text-style-name="P5" draw:layer="layout" svg:x1="7.062cm" svg:y1="12.965cm" svg:x2="7.334cm" svg:y2="13.645cm">
            <text:p/>
          </draw:line>
          <draw:line draw:style-name="gr11" draw:text-style-name="P5" draw:layer="layout" svg:x1="7.094cm" svg:y1="10.525cm" svg:x2="7.059cm" svg:y2="13.647cm">
            <text:p/>
          </draw:line>
        </draw:g>
        <draw:ellipse draw:style-name="gr12" draw:text-style-name="P5" draw:layer="layout" svg:width="0.248cm" svg:height="0.212cm" svg:x="6.92cm" svg:y="12.848cm">
          <text:p/>
        </draw:ellipse>
        <draw:line draw:style-name="gr11" draw:text-style-name="P5" draw:layer="layout" svg:x1="6.783cm" svg:y1="11.037cm" svg:x2="7.388cm" svg:y2="11.037cm">
          <text:p/>
        </draw:line>
        <draw:line draw:style-name="gr11" draw:text-style-name="P5" draw:layer="layout" svg:x1="6.784cm" svg:y1="11.146cm" svg:x2="7.389cm" svg:y2="11.146cm">
          <text:p/>
        </draw:line>
        <draw:frame draw:style-name="gr14" draw:text-style-name="P6" draw:layer="layout" svg:width="0.832cm" svg:height="0.725cm" svg:x="4.337cm" svg:y="11.114cm">
          <draw:text-box>
            <text:p><text:span text:style-name="T3">id</text:span></text:p>
          </draw:text-box>
        </draw:frame>
        <draw:frame draw:style-name="gr14" draw:text-style-name="P6" draw:layer="layout" svg:width="0.832cm" svg:height="0.725cm" svg:x="7.364cm" svg:y="11.114cm">
          <draw:text-box>
            <text:p><text:span text:style-name="T3">id</text:span></text:p>
          </draw:text-box>
        </draw:frame>
        <draw:g>
          <draw:line draw:style-name="gr11" draw:text-style-name="P5" draw:layer="layout" svg:x1="15.293cm" svg:y1="8.419cm" svg:x2="14.627cm" svg:y2="8.163cm">
            <text:p/>
          </draw:line>
          <draw:line draw:style-name="gr11" draw:text-style-name="P5" draw:layer="layout" svg:x1="15.287cm" svg:y1="8.432cm" svg:x2="14.669cm" svg:y2="8.703cm">
            <text:p/>
          </draw:line>
          <draw:line draw:style-name="gr11" draw:text-style-name="P5" draw:layer="layout" svg:x1="17.51cm" svg:y1="8.447cm" svg:x2="14.664cm" svg:y2="8.433cm">
            <text:p/>
          </draw:line>
        </draw:g>
        <draw:ellipse draw:style-name="gr12" draw:text-style-name="P5" draw:layer="layout" svg:width="0.243cm" svg:height="0.276cm" draw:transform="skewX (0.0036651914291874) rotate (-1.55840448910663) translate (15.716cm 8.291cm)">
          <text:p/>
        </draw:ellipse>
        <draw:line draw:style-name="gr11" draw:text-style-name="P5" draw:layer="layout" svg:x1="17.197cm" svg:y1="8.145cm" svg:x2="17.201cm" svg:y2="8.739cm">
          <text:p/>
        </draw:line>
        <draw:line draw:style-name="gr11" draw:text-style-name="P5" draw:layer="layout" svg:x1="17.327cm" svg:y1="8.146cm" svg:x2="17.331cm" svg:y2="8.74cm">
          <text:p/>
        </draw:line>
        <draw:frame draw:style-name="gr14" draw:text-style-name="P6" draw:layer="layout" svg:width="0.832cm" svg:height="0.725cm" svg:x="16.24cm" svg:y="8.62cm">
          <draw:text-box>
            <text:p><text:span text:style-name="T3">id</text:span></text:p>
          </draw:text-box>
        </draw:frame>
        <draw:frame draw:style-name="gr17" draw:text-style-name="P6" draw:layer="layout" svg:width="0.951cm" svg:height="0.725cm" svg:x="15.232cm" svg:y="7.551cm">
          <draw:text-box>
            <text:p><text:span text:style-name="T3">tip</text:span></text:p>
          </draw:text-box>
        </draw:frame>
        <draw:line draw:style-name="gr11" draw:text-style-name="P5" draw:layer="layout" svg:x1="10.764cm" svg:y1="14.95cm" svg:x2="9.785cm" svg:y2="14.694cm">
          <text:p/>
        </draw:line>
        <draw:line draw:style-name="gr11" draw:text-style-name="P5" draw:layer="layout" svg:x1="10.755cm" svg:y1="14.963cm" svg:x2="9.847cm" svg:y2="15.234cm">
          <text:p/>
        </draw:line>
        <draw:ellipse draw:style-name="gr12" draw:text-style-name="P5" draw:layer="layout" svg:width="0.243cm" svg:height="0.275cm" draw:transform="skewX (0.0036651914291874) rotate (-1.55840448910663) translate (10.874cm 14.822cm)">
          <text:p/>
        </draw:ellipse>
        <draw:frame draw:style-name="gr14" draw:text-style-name="P6" draw:layer="layout" svg:width="0.832cm" svg:height="0.725cm" svg:x="12.018cm" svg:y="9.926cm">
          <draw:text-box>
            <text:p><text:span text:style-name="T3">id</text:span></text:p>
          </draw:text-box>
        </draw:frame>
        <draw:frame draw:style-name="gr18" draw:text-style-name="P6" draw:layer="layout" svg:width="1.755cm" svg:height="0.725cm" svg:x="9.928cm" svg:y="14.082cm">
          <draw:text-box>
            <text:p><text:span text:style-name="T3">pitanje</text:span></text:p>
          </draw:text-box>
        </draw:frame>
        <draw:line draw:style-name="gr11" draw:text-style-name="P5" draw:layer="layout" svg:x1="9.785cm" svg:y1="14.957cm" svg:x2="11.601cm" svg:y2="14.957cm">
          <text:p/>
        </draw:line>
        <draw:line draw:style-name="gr11" draw:text-style-name="P5" draw:layer="layout" svg:x1="11.6cm" svg:y1="14.896cm" svg:x2="11.6cm" svg:y2="9.833cm">
          <text:p/>
        </draw:line>
        <draw:line draw:style-name="gr11" draw:text-style-name="P5" draw:layer="layout" svg:x1="11.314cm" svg:y1="10.113cm" svg:x2="11.919cm" svg:y2="10.113cm">
          <text:p/>
        </draw:line>
        <draw:line draw:style-name="gr11" draw:text-style-name="P5" draw:layer="layout" svg:x1="11.315cm" svg:y1="10.3cm" svg:x2="11.92cm" svg:y2="10.3cm">
          <text:p/>
        </draw:line>
        <draw:line draw:style-name="gr11" draw:text-style-name="P5" draw:layer="layout" svg:x1="3.472cm" svg:y1="16.959cm" svg:x2="3.731cm" svg:y2="16.27cm">
          <text:p/>
        </draw:line>
        <draw:line draw:style-name="gr11" draw:text-style-name="P5" draw:layer="layout" svg:x1="3.46cm" svg:y1="16.953cm" svg:x2="3.182cm" svg:y2="16.322cm">
          <text:p/>
        </draw:line>
        <draw:line draw:style-name="gr11" draw:text-style-name="P5" draw:layer="layout" svg:x1="3.446cm" svg:y1="16.364cm" svg:x2="3.446cm" svg:y2="18.145cm">
          <text:p/>
        </draw:line>
        <draw:line draw:style-name="gr11" draw:text-style-name="P5" draw:layer="layout" svg:x1="3.446cm" svg:y1="18.145cm" svg:x2="13.13cm" svg:y2="18.145cm">
          <text:p/>
        </draw:line>
        <draw:line draw:style-name="gr11" draw:text-style-name="P5" draw:layer="layout" svg:x1="13.097cm" svg:y1="18.145cm" svg:x2="13.097cm" svg:y2="9.833cm">
          <text:p/>
        </draw:line>
        <draw:line draw:style-name="gr11" draw:text-style-name="P5" draw:layer="layout" svg:x1="12.839cm" svg:y1="10.113cm" svg:x2="13.444cm" svg:y2="10.113cm">
          <text:p/>
        </draw:line>
        <draw:line draw:style-name="gr11" draw:text-style-name="P5" draw:layer="layout" svg:x1="12.84cm" svg:y1="10.3cm" svg:x2="13.445cm" svg:y2="10.3cm">
          <text:p/>
        </draw:line>
        <draw:frame draw:style-name="gr14" draw:text-style-name="P6" draw:layer="layout" svg:width="0.832cm" svg:height="0.725cm" svg:x="13.416cm" svg:y="9.926cm">
          <draw:text-box>
            <text:p><text:span text:style-name="T3">id</text:span></text:p>
          </draw:text-box>
        </draw:frame>
        <draw:frame draw:style-name="gr19" draw:text-style-name="P6" draw:layer="layout" svg:width="1.755cm" svg:height="0.725cm" svg:x="3.732cm" svg:y="16.457cm">
          <draw:text-box>
            <text:p><text:span text:style-name="T3">pitanje</text:span></text:p>
          </draw:text-box>
        </draw:frame>
        <draw:ellipse draw:style-name="gr12" draw:text-style-name="P5" draw:layer="layout" svg:width="0.243cm" svg:height="0.275cm" draw:transform="skewX (0.0036651914291874) rotate (-1.55840448910663) translate (3.63cm 16.879cm)">
          <text:p/>
        </draw:ellipse>
        <draw:line draw:style-name="gr11" draw:text-style-name="P5" draw:layer="layout" svg:x1="14.174cm" svg:y1="10.02cm" svg:x2="14.779cm" svg:y2="10.02cm">
          <text:p/>
        </draw:line>
        <draw:line draw:style-name="gr11" draw:text-style-name="P5" draw:layer="layout" svg:x1="14.175cm" svg:y1="10.207cm" svg:x2="14.78cm" svg:y2="10.207cm">
          <text:p/>
        </draw:line>
        <draw:line draw:style-name="gr11" draw:text-style-name="P5" draw:layer="layout" svg:x1="17.592cm" svg:y1="15.017cm" svg:x2="18.163cm" svg:y2="15.27cm">
          <text:p/>
        </draw:line>
        <draw:line draw:style-name="gr11" draw:text-style-name="P5" draw:layer="layout" svg:x1="17.597cm" svg:y1="15.004cm" svg:x2="18.118cm" svg:y2="14.73cm">
          <text:p/>
        </draw:line>
        <draw:ellipse draw:style-name="gr12" draw:text-style-name="P5" draw:layer="layout" svg:width="0.248cm" svg:height="0.18cm" svg:x="17.353cm" svg:y="14.941cm">
          <text:p/>
        </draw:ellipse>
        <draw:line draw:style-name="gr11" draw:text-style-name="P5" draw:layer="layout" svg:x1="18.162cm" svg:y1="14.989cm" svg:x2="14.531cm" svg:y2="14.989cm">
          <text:p/>
        </draw:line>
        <draw:line draw:style-name="gr11" draw:text-style-name="P5" draw:layer="layout" svg:x1="14.498cm" svg:y1="9.739cm" svg:x2="14.498cm" svg:y2="15.083cm">
          <text:p/>
        </draw:line>
        <draw:frame draw:style-name="gr18" draw:text-style-name="P6" draw:layer="layout" svg:width="1.755cm" svg:height="0.725cm" svg:x="15.755cm" svg:y="15.515cm">
          <draw:text-box>
            <text:p><text:span text:style-name="T3">pitanje</text:span></text:p>
          </draw:text-box>
        </draw:frame>
        <draw:line draw:style-name="gr11" draw:text-style-name="P5" draw:layer="layout" svg:x1="12.93cm" svg:y1="6.915cm" svg:x2="12.93cm" svg:y2="3.105cm">
          <text:p/>
        </draw:line>
        <draw:line draw:style-name="gr11" draw:text-style-name="P5" draw:layer="layout" svg:x1="9.255cm" svg:y1="3.14cm" svg:x2="13.065cm" svg:y2="3.14cm">
          <text:p/>
        </draw:line>
        <draw:frame draw:style-name="gr13" draw:text-style-name="P6" draw:layer="layout" svg:width="1.78cm" svg:height="0.725cm" svg:x="13.065cm" svg:y="5.99cm">
          <draw:text-box>
            <text:p><text:span text:style-name="T3">anketa</text:span></text:p>
          </draw:text-box>
        </draw:frame>
        <draw:line draw:style-name="gr11" draw:text-style-name="P5" draw:layer="layout" svg:x1="9.397cm" svg:y1="2.846cm" svg:x2="9.401cm" svg:y2="3.44cm">
          <text:p/>
        </draw:line>
        <draw:line draw:style-name="gr11" draw:text-style-name="P5" draw:layer="layout" svg:x1="9.527cm" svg:y1="2.847cm" svg:x2="9.531cm" svg:y2="3.441cm">
          <text:p/>
        </draw:line>
        <draw:frame draw:style-name="gr4" draw:text-style-name="P5" draw:layer="layout" svg:width="0.27cm" svg:height="0.28cm" svg:x="11.121cm" svg:y="8.851cm">
          <draw:image xlink:href="Pictures/100002010000001000000010F520EFBD.png" xlink:type="simple" xlink:show="embed" xlink:actuate="onLoad">
            <text:p/>
          </draw:image>
        </draw:frame>
        <draw:frame draw:style-name="gr14" draw:text-style-name="P6" draw:layer="layout" svg:width="0.832cm" svg:height="0.725cm" svg:x="9.693cm" svg:y="2.27cm">
          <draw:text-box>
            <text:p><text:span text:style-name="T3">id</text:span></text:p>
          </draw:text-box>
        </draw:frame>
        <draw:frame draw:style-name="gr4" draw:text-style-name="P5" draw:layer="layout" svg:width="0.27cm" svg:height="0.281cm" svg:x="3.059cm" svg:y="10.054cm">
          <draw:image xlink:href="Pictures/100002010000001000000010F520EF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ermin Softic</meta:initial-creator>
    <meta:creation-date>2009-05-16T11:56:39.89</meta:creation-date>
    <dc:date>2009-05-20T15:04:38.93</dc:date>
    <dc:creator>Nermin Softic</dc:creator>
    <meta:editing-duration>PT07H01M46S</meta:editing-duration>
    <meta:editing-cycles>13</meta:editing-cycles>
    <meta:generator>OpenOffice.org/3.0$Win32 OpenOffice.org_project/300m15$Build-9379</meta:generator>
    <meta:printed-by>Nermin Softic</meta:printed-by>
    <meta:print-date>2009-05-16T18:02:11.54</meta:print-date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